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stroke-dash="Dash_20_10" svg:stroke-width="0cm" draw:stroke-linejoin="none" svg:stroke-linecap="butt"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solid" draw:stroke-dash="Dash_20_10" svg:stroke-width="0.022cm" svg:stroke-color="#000000" draw:stroke-linejoin="miter" svg:stroke-linecap="butt" draw:fill="none" draw:fill-color="#ffffff" draw:textarea-horizontal-align="center" draw:textarea-vertical-align="middle" fo:padding-top="0.011cm" fo:padding-bottom="0.011cm" fo:padding-left="0.011cm" fo:padding-right="0.011cm"/>
    </style:style>
    <style:style style:name="gr3" style:family="graphic" style:parent-style-name="standard">
      <style:graphic-properties draw:stroke="none" draw:fill="none" draw:fill-color="#ffffff" draw:textarea-horizontal-align="left" draw:auto-grow-width="true" fo:min-height="0.433cm" fo:min-width="4.028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fill-color="#ffffff" draw:textarea-horizontal-align="left" draw:auto-grow-width="true" fo:min-height="0.433cm" fo:min-width="3.983cm" fo:padding-top="0cm" fo:padding-bottom="0cm" fo:padding-left="0cm" fo:padding-right="0cm"/>
    </style:style>
    <style:style style:name="gr5" style:family="graphic" style:parent-style-name="standard">
      <style:graphic-properties draw:stroke="solid" draw:stroke-dash="Dash_20_10" svg:stroke-width="0.022cm" svg:stroke-color="#000000" draw:stroke-linejoin="miter" svg:stroke-linecap="butt" draw:textarea-horizontal-align="center" draw:textarea-vertical-align="middle" fo:padding-top="0.011cm" fo:padding-bottom="0.011cm" fo:padding-left="0.011cm" fo:padding-right="0.011cm"/>
    </style:style>
    <style:style style:name="gr6" style:family="graphic" style:parent-style-name="standard">
      <style:graphic-properties draw:stroke="none" draw:stroke-dash="Dash_20_10" svg:stroke-width="0cm" svg:stroke-color="#000000" draw:stroke-linejoin="none" svg:stroke-linecap="butt" draw:fill="solid" draw:fill-color="#000000" draw:textarea-horizontal-align="center" draw:textarea-vertical-align="middle"/>
    </style:style>
    <style:style style:name="gr7" style:family="graphic" style:parent-style-name="standard">
      <style:graphic-properties draw:stroke="solid" draw:stroke-dash="Dash_20_10" svg:stroke-width="0.022cm" svg:stroke-color="#000000" draw:stroke-linejoin="miter" svg:stroke-linecap="butt" draw:fill="none" draw:fill-color="#000000" draw:textarea-horizontal-align="center" draw:textarea-vertical-align="middle" fo:padding-top="0.011cm" fo:padding-bottom="0.011cm" fo:padding-left="0.011cm" fo:padding-right="0.011cm"/>
    </style:style>
    <style:style style:name="gr8" style:family="graphic" style:parent-style-name="standard">
      <style:graphic-properties draw:stroke="none" draw:fill="none" draw:fill-color="#ffffff" draw:textarea-horizontal-align="left" draw:auto-grow-width="true" fo:min-height="0.433cm" fo:min-width="2.585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fill-color="#ffffff" draw:textarea-horizontal-align="left" draw:auto-grow-width="true" fo:min-height="0.433cm" fo:min-width="4.201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fill-color="#ffffff" draw:textarea-horizontal-align="left" draw:auto-grow-width="true" fo:min-height="0.433cm" fo:min-width="2.808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fill-color="#ffffff" draw:textarea-horizontal-align="left" draw:auto-grow-width="true" fo:min-height="0.433cm" fo:min-width="3.268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fill-color="#ffffff" draw:textarea-horizontal-align="left" draw:auto-grow-width="true" fo:min-height="0.433cm" fo:min-width="3.419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fill-color="#ffffff" draw:textarea-horizontal-align="left" draw:auto-grow-width="true" fo:min-height="0.433cm" fo:min-width="3.4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fill-color="#ffffff" draw:textarea-horizontal-align="left" draw:auto-grow-width="true" fo:min-height="0.433cm" fo:min-width="3.86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fill-color="#ffffff" draw:textarea-horizontal-align="left" draw:auto-grow-width="true" fo:min-height="0.337cm" fo:min-width="1.086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fill-color="#ffffff" draw:textarea-horizontal-align="left" draw:auto-grow-width="true" fo:min-height="0.433cm" fo:min-width="4.011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fill-color="#ffffff" draw:textarea-horizontal-align="left" draw:auto-grow-width="true" fo:min-height="0.336cm" fo:min-width="0.218cm" fo:padding-top="0cm" fo:padding-bottom="0cm" fo:padding-left="0cm" fo:padding-right="0cm"/>
    </style:style>
    <style:style style:name="gr18" style:family="graphic" style:parent-style-name="standard">
      <style:graphic-properties draw:stroke="none" draw:stroke-dash="Dash_20_10" svg:stroke-width="0cm" svg:stroke-color="#000000" draw:stroke-linejoin="none" svg:stroke-linecap="butt" draw:fill="solid" draw:fill-color="#008000" draw:textarea-horizontal-align="center" draw:textarea-vertical-align="middle"/>
    </style:style>
    <style:style style:name="gr19" style:family="graphic" style:parent-style-name="standard">
      <style:graphic-properties draw:stroke="solid" draw:stroke-dash="Dash_20_10" svg:stroke-width="0.022cm" svg:stroke-color="#008000" draw:stroke-linejoin="miter" svg:stroke-linecap="butt" draw:fill="none" draw:fill-color="#008000" draw:textarea-horizontal-align="center" draw:textarea-vertical-align="middle" fo:padding-top="0.011cm" fo:padding-bottom="0.011cm" fo:padding-left="0.011cm" fo:padding-right="0.011cm"/>
    </style:style>
    <style:style style:name="gr20" style:family="graphic" style:parent-style-name="standard">
      <style:graphic-properties draw:stroke="none" draw:fill="none" draw:fill-color="#ffffff" draw:textarea-horizontal-align="left" draw:auto-grow-width="true" fo:min-height="0.433cm" fo:min-width="0.828cm" fo:padding-top="0cm" fo:padding-bottom="0cm" fo:padding-left="0cm" fo:padding-right="0cm"/>
    </style:style>
    <style:style style:name="gr21" style:family="graphic" style:parent-style-name="standard">
      <style:graphic-properties draw:stroke="none" draw:stroke-dash="Dash_20_10" svg:stroke-width="0cm" svg:stroke-color="#000000" draw:stroke-linejoin="none" svg:stroke-linecap="butt" draw:fill="solid" draw:fill-color="#ff0000" draw:textarea-horizontal-align="center" draw:textarea-vertical-align="middle"/>
    </style:style>
    <style:style style:name="gr22" style:family="graphic" style:parent-style-name="standard">
      <style:graphic-properties draw:stroke="solid" draw:stroke-dash="Dash_20_10" svg:stroke-width="0.022cm" svg:stroke-color="#ff0000" draw:stroke-linejoin="miter" svg:stroke-linecap="butt" draw:fill="none" draw:fill-color="#ff0000" draw:textarea-horizontal-align="center" draw:textarea-vertical-align="middle" fo:padding-top="0.011cm" fo:padding-bottom="0.011cm" fo:padding-left="0.011cm" fo:padding-right="0.011cm"/>
    </style:style>
    <style:style style:name="gr23" style:family="graphic" style:parent-style-name="standard">
      <style:graphic-properties draw:stroke="none" draw:fill="none" draw:fill-color="#ffffff" draw:textarea-horizontal-align="left" draw:auto-grow-width="true" fo:min-height="0.433cm" fo:min-width="2.06cm" fo:padding-top="0cm" fo:padding-bottom="0cm" fo:padding-left="0cm" fo:padding-right="0cm"/>
    </style:style>
    <style:style style:name="gr24" style:family="graphic" style:parent-style-name="standard">
      <style:graphic-properties svg:stroke-color="#000000" draw:marker-end="Arrow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000000" style:text-outline="false" style:text-line-through-style="none" fo:font-family="'Times New Roman'" style:font-family-generic="roman" style:font-pitch="variable" fo:font-size="11.1999998092651pt" fo:font-style="normal" fo:text-shadow="none" style:text-underline-style="none" fo:font-weight="normal" style:text-underline-mode="continuous" style:text-overline-mode="continuous" style:text-line-through-mode="continuous" style:font-family-asian="'Times New Roman'" style:font-family-generic-asian="roman" style:font-pitch-asian="variable" style:font-size-asian="11.1999998092651pt" style:font-family-complex="'Times New Roman'" style:font-family-generic-complex="roman" style:font-pitch-complex="variable" style:font-size-complex="11.1999998092651pt" style:text-scale="100%" style:text-overline-style="none" style:text-overline-color="font-color"/>
    </style:style>
    <style:style style:name="P3" style:family="paragraph">
      <style:text-properties fo:color="#000000" style:text-outline="false" style:text-line-through-style="none" fo:font-family="'Times New Roman'" style:font-family-generic="roman" style:font-pitch="variable" fo:font-size="8.69999980926514pt" fo:font-style="normal" fo:text-shadow="none" style:text-underline-style="none" fo:font-weight="normal" style:text-underline-mode="continuous" style:text-overline-mode="continuous" style:text-line-through-mode="continuous" style:font-family-asian="'Times New Roman'" style:font-family-generic-asian="roman" style:font-pitch-asian="variable" style:font-size-asian="8.69999980926514pt" style:font-family-complex="'Times New Roman'" style:font-family-generic-complex="roman" style:font-pitch-complex="variable" style:font-size-complex="8.69999980926514pt" style:text-scale="100%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polygon draw:style-name="gr1" draw:text-style-name="P1" draw:layer="layout" svg:width="18.979cm" svg:height="15.465cm" svg:x="1.009cm" svg:y="7.116cm" svg:viewBox="0 0 18980 15466" draw:points="0,15466 0,0 18980,0 18980,15466">
          <text:p/>
        </draw:polygon>
        <draw:polygon draw:style-name="gr2" draw:text-style-name="P1" draw:layer="layout" svg:width="6.282cm" svg:height="0.784cm" svg:x="2.318cm" svg:y="7.203cm" svg:viewBox="0 0 6283 785" draw:points="6283,0 0,0 0,785 6283,785">
          <text:p/>
        </draw:polygon>
        <draw:frame draw:style-name="gr3" draw:text-style-name="P2" draw:layer="layout" svg:width="4.045cm" svg:height="0.446cm" svg:x="3.474cm" svg:y="7.342cm">
          <draw:text-box>
            <text:p text:style-name="P2">VM1 asid1 appid1 laddr1</text:p>
          </draw:text-box>
        </draw:frame>
        <draw:polygon draw:style-name="gr2" draw:text-style-name="P1" draw:layer="layout" svg:width="6.282cm" svg:height="0.784cm" svg:x="2.318cm" svg:y="8.796cm" svg:viewBox="0 0 6283 785" draw:points="6283,0 0,0 0,785 6283,785">
          <text:p/>
        </draw:polygon>
        <draw:frame draw:style-name="gr4" draw:text-style-name="P2" draw:layer="layout" svg:width="3.983cm" svg:height="0.446cm" svg:x="3.485cm" svg:y="8.934cm">
          <draw:text-box>
            <text:p text:style-name="P2">system page table lookup</text:p>
          </draw:text-box>
        </draw:frame>
        <draw:path draw:style-name="gr5" draw:text-style-name="P1" draw:layer="layout" svg:width="0cm" svg:height="0.583cm" svg:x="5.46cm" svg:y="7.992cm" svg:viewBox="0 0 0 584" svg:d="M0 0c0 175 0 388 0 584">
          <text:p/>
        </draw:path>
        <draw:polygon draw:style-name="gr6" draw:text-style-name="P1" draw:layer="layout" svg:width="0.152cm" svg:height="0.217cm" svg:x="5.383cm" svg:y="8.577cm" svg:viewBox="0 0 153 218" draw:points="153,0 77,218 0,0">
          <text:p/>
        </draw:polygon>
        <draw:polygon draw:style-name="gr7" draw:text-style-name="P1" draw:layer="layout" svg:width="0.152cm" svg:height="0.217cm" svg:x="5.383cm" svg:y="8.577cm" svg:viewBox="0 0 153 218" draw:points="153,0 77,218 0,0">
          <text:p/>
        </draw:polygon>
        <draw:polygon draw:style-name="gr7" draw:text-style-name="P1" draw:layer="layout" svg:width="6.282cm" svg:height="0.785cm" svg:x="2.318cm" svg:y="10.388cm" svg:viewBox="0 0 6283 786" draw:points="6283,0 0,0 0,786 6283,786">
          <text:p/>
        </draw:polygon>
        <draw:frame draw:style-name="gr8" draw:text-style-name="P2" draw:layer="layout" svg:width="2.585cm" svg:height="0.446cm" svg:x="4.183cm" svg:y="10.527cm">
          <draw:text-box>
            <text:p text:style-name="P2">physical address</text:p>
          </draw:text-box>
        </draw:frame>
        <draw:path draw:style-name="gr5" draw:text-style-name="P1" draw:layer="layout" svg:width="0cm" svg:height="0.582cm" svg:x="5.46cm" svg:y="9.585cm" svg:viewBox="0 0 0 583" svg:d="M0 0c0 175 0 388 0 583">
          <text:p/>
        </draw:path>
        <draw:polygon draw:style-name="gr6" draw:text-style-name="P1" draw:layer="layout" svg:width="0.152cm" svg:height="0.217cm" svg:x="5.383cm" svg:y="10.169cm" svg:viewBox="0 0 153 218" draw:points="153,0 77,218 0,0">
          <text:p/>
        </draw:polygon>
        <draw:polygon draw:style-name="gr7" draw:text-style-name="P1" draw:layer="layout" svg:width="0.152cm" svg:height="0.217cm" svg:x="5.383cm" svg:y="10.169cm" svg:viewBox="0 0 153 218" draw:points="153,0 77,218 0,0">
          <text:p/>
        </draw:polygon>
        <draw:polygon draw:style-name="gr7" draw:text-style-name="P1" draw:layer="layout" svg:width="6.282cm" svg:height="1.919cm" svg:x="2.318cm" svg:y="11.981cm" svg:viewBox="0 0 6283 1920" draw:points="6283,0 0,0 0,1920 6283,1920">
          <text:p/>
        </draw:polygon>
        <draw:frame draw:style-name="gr9" draw:text-style-name="P2" draw:layer="layout" svg:width="4.201cm" svg:height="0.446cm" svg:x="3.398cm" svg:y="12.032cm">
          <draw:text-box>
            <text:p text:style-name="P2">physical page table lookup</text:p>
          </draw:text-box>
        </draw:frame>
        <draw:frame draw:style-name="gr10" draw:text-style-name="P2" draw:layer="layout" svg:width="2.808cm" svg:height="0.446cm" svg:x="4.085cm" svg:y="12.468cm">
          <draw:text-box>
            <text:p text:style-name="P2">page.ASID=pasid</text:p>
          </draw:text-box>
        </draw:frame>
        <draw:frame draw:style-name="gr11" draw:text-style-name="P2" draw:layer="layout" svg:width="3.268cm" svg:height="0.446cm" svg:x="3.834cm" svg:y="12.905cm">
          <draw:text-box>
            <text:p text:style-name="P2">page.APPID=pappid</text:p>
          </draw:text-box>
        </draw:frame>
        <draw:frame draw:style-name="gr12" draw:text-style-name="P2" draw:layer="layout" svg:width="3.419cm" svg:height="0.446cm" svg:x="3.78cm" svg:y="13.341cm">
          <draw:text-box>
            <text:p text:style-name="P2">page.LADDR=pladdr</text:p>
          </draw:text-box>
        </draw:frame>
        <draw:path draw:style-name="gr5" draw:text-style-name="P1" draw:layer="layout" svg:width="0cm" svg:height="0.579cm" svg:x="5.46cm" svg:y="11.181cm" svg:viewBox="0 0 0 580" svg:d="M0 0c0 166 0 370 0 580">
          <text:p/>
        </draw:path>
        <draw:polygon draw:style-name="gr6" draw:text-style-name="P1" draw:layer="layout" svg:width="0.152cm" svg:height="0.217cm" svg:x="5.383cm" svg:y="11.762cm" svg:viewBox="0 0 153 218" draw:points="153,0 77,218 0,0">
          <text:p/>
        </draw:polygon>
        <draw:polygon draw:style-name="gr7" draw:text-style-name="P1" draw:layer="layout" svg:width="0.152cm" svg:height="0.217cm" svg:x="5.383cm" svg:y="11.762cm" svg:viewBox="0 0 153 218" draw:points="153,0 77,218 0,0">
          <text:p/>
        </draw:polygon>
        <draw:polygon draw:style-name="gr7" draw:text-style-name="P1" xml:id="id3" draw:id="id3" draw:layer="layout" svg:width="7.417cm" svg:height="1.22cm" svg:x="1.751cm" svg:y="14.708cm" svg:viewBox="0 0 7418 1221" draw:points="3709,0 0,611 3709,1221 7418,611">
          <text:p/>
        </draw:polygon>
        <draw:frame draw:style-name="gr13" draw:text-style-name="P2" draw:layer="layout" svg:width="3.4cm" svg:height="0.446cm" svg:x="3.78cm" svg:y="15.064cm">
          <draw:text-box>
            <text:p text:style-name="P2">asid1 == page.ASID?</text:p>
          </draw:text-box>
        </draw:frame>
        <draw:path draw:style-name="gr5" draw:text-style-name="P1" draw:layer="layout" svg:width="0cm" svg:height="0.58cm" svg:x="5.46cm" svg:y="13.905cm" svg:viewBox="0 0 0 581" svg:d="M0 0c0 193 0 394 0 581">
          <text:p/>
        </draw:path>
        <draw:polygon draw:style-name="gr6" draw:text-style-name="P1" draw:layer="layout" svg:width="0.152cm" svg:height="0.217cm" svg:x="5.383cm" svg:y="14.488cm" svg:viewBox="0 0 153 218" draw:points="153,0 77,218 0,0">
          <text:p/>
        </draw:polygon>
        <draw:polygon draw:style-name="gr7" draw:text-style-name="P1" draw:layer="layout" svg:width="0.152cm" svg:height="0.217cm" svg:x="5.383cm" svg:y="14.488cm" svg:viewBox="0 0 153 218" draw:points="153,0 77,218 0,0">
          <text:p/>
        </draw:polygon>
        <draw:polygon draw:style-name="gr7" draw:text-style-name="P1" xml:id="id1" draw:id="id1" draw:layer="layout" svg:width="8.464cm" svg:height="1.221cm" svg:x="1.227cm" svg:y="17.041cm" svg:viewBox="0 0 8465 1222" draw:points="4233,0 0,611 4233,1222 8465,611">
          <text:p/>
        </draw:polygon>
        <draw:frame draw:style-name="gr14" draw:text-style-name="P2" draw:layer="layout" svg:width="3.86cm" svg:height="0.446cm" svg:x="3.529cm" svg:y="17.398cm">
          <draw:text-box>
            <text:p text:style-name="P2">appid1 == page.APPID?</text:p>
          </draw:text-box>
        </draw:frame>
        <draw:path draw:style-name="gr5" draw:text-style-name="P1" draw:layer="layout" svg:width="0cm" svg:height="0.879cm" svg:x="5.46cm" svg:y="15.929cm" svg:viewBox="0 0 0 880" svg:d="M0 0c0 268 0 589 0 880">
          <text:p/>
        </draw:path>
        <draw:polygon draw:style-name="gr6" draw:text-style-name="P1" draw:layer="layout" svg:width="0.152cm" svg:height="0.217cm" svg:x="5.383cm" svg:y="16.816cm" svg:viewBox="0 0 153 218" draw:points="153,0 77,218 0,0">
          <text:p/>
        </draw:polygon>
        <draw:polygon draw:style-name="gr7" draw:text-style-name="P1" draw:layer="layout" svg:width="0.152cm" svg:height="0.217cm" svg:x="5.383cm" svg:y="16.816cm" svg:viewBox="0 0 153 218" draw:points="153,0 77,218 0,0">
          <text:p/>
        </draw:polygon>
        <draw:frame draw:style-name="gr15" draw:text-style-name="P3" draw:layer="layout" svg:width="0.222cm" svg:height="0.344cm" svg:x="5.514cm" svg:y="16.293cm">
          <draw:text-box>
            <text:p text:style-name="P3">Y</text:p>
          </draw:text-box>
        </draw:frame>
        <draw:polygon draw:style-name="gr7" draw:text-style-name="P1" xml:id="id4" draw:id="id4" draw:layer="layout" svg:width="8.726cm" svg:height="1.221cm" svg:x="1.096cm" svg:y="19.375cm" svg:viewBox="0 0 8727 1222" draw:points="4364,0 0,611 4364,1222 8727,611">
          <text:p/>
        </draw:polygon>
        <draw:frame draw:style-name="gr16" draw:text-style-name="P2" draw:layer="layout" svg:width="4.011cm" svg:height="0.446cm" svg:x="3.474cm" svg:y="19.732cm">
          <draw:text-box>
            <text:p text:style-name="P2">laddr1 == page.LADDR?</text:p>
          </draw:text-box>
        </draw:frame>
        <draw:path draw:style-name="gr5" draw:text-style-name="P1" draw:layer="layout" svg:width="0cm" svg:height="0.878cm" svg:x="5.46cm" svg:y="18.264cm" svg:viewBox="0 0 0 879" svg:d="M0 0c0 267 0 589 0 879">
          <text:p/>
        </draw:path>
        <draw:polygon draw:style-name="gr6" draw:text-style-name="P1" draw:layer="layout" svg:width="0.152cm" svg:height="0.217cm" svg:x="5.383cm" svg:y="19.15cm" svg:viewBox="0 0 153 218" draw:points="153,0 77,218 0,0">
          <text:p/>
        </draw:polygon>
        <draw:polygon draw:style-name="gr7" draw:text-style-name="P1" draw:layer="layout" svg:width="0.152cm" svg:height="0.217cm" svg:x="5.383cm" svg:y="19.15cm" svg:viewBox="0 0 153 218" draw:points="153,0 77,218 0,0">
          <text:p/>
        </draw:polygon>
        <draw:frame draw:style-name="gr17" draw:text-style-name="P3" draw:layer="layout" svg:width="0.222cm" svg:height="0.344cm" svg:x="5.514cm" svg:y="18.628cm">
          <draw:text-box>
            <text:p text:style-name="P3">Y</text:p>
          </draw:text-box>
        </draw:frame>
        <draw:polygon draw:style-name="gr18" draw:text-style-name="P1" draw:layer="layout" svg:width="6.282cm" svg:height="0.784cm" svg:x="2.318cm" svg:y="21.71cm" svg:viewBox="0 0 6283 785" draw:points="6283,0 0,0 0,785 6283,785">
          <text:p/>
        </draw:polygon>
        <draw:polygon draw:style-name="gr19" draw:text-style-name="P1" draw:layer="layout" svg:width="6.282cm" svg:height="0.784cm" svg:x="2.318cm" svg:y="21.71cm" svg:viewBox="0 0 6283 785" draw:points="6283,0 0,0 0,785 6283,785">
          <text:p/>
        </draw:polygon>
        <draw:frame draw:style-name="gr20" draw:text-style-name="P2" draw:layer="layout" svg:width="0.832cm" svg:height="0.446cm" svg:x="5.045cm" svg:y="21.848cm">
          <draw:text-box>
            <text:p text:style-name="P2">DDR</text:p>
          </draw:text-box>
        </draw:frame>
        <draw:path draw:style-name="gr5" draw:text-style-name="P1" draw:layer="layout" svg:width="0cm" svg:height="0.886cm" svg:x="5.46cm" svg:y="20.602cm" svg:viewBox="0 0 0 887" svg:d="M0 0c0 278 0 609 0 887">
          <text:p/>
        </draw:path>
        <draw:polygon draw:style-name="gr6" draw:text-style-name="P1" draw:layer="layout" svg:width="0.152cm" svg:height="0.217cm" svg:x="5.383cm" svg:y="21.49cm" svg:viewBox="0 0 153 218" draw:points="153,0 77,218 0,0">
          <text:p/>
        </draw:polygon>
        <draw:polygon draw:style-name="gr7" draw:text-style-name="P1" draw:layer="layout" svg:width="0.152cm" svg:height="0.217cm" svg:x="5.383cm" svg:y="21.49cm" svg:viewBox="0 0 153 218" draw:points="153,0 77,218 0,0">
          <text:p/>
        </draw:polygon>
        <draw:frame draw:style-name="gr17" draw:text-style-name="P3" draw:layer="layout" svg:width="0.222cm" svg:height="0.344cm" svg:x="5.514cm" svg:y="20.962cm">
          <draw:text-box>
            <text:p text:style-name="P3">Y</text:p>
          </draw:text-box>
        </draw:frame>
        <draw:polygon draw:style-name="gr21" draw:text-style-name="P1" draw:layer="layout" svg:width="6.283cm" svg:height="0.785cm" svg:x="13.618cm" svg:y="17.259cm" svg:viewBox="0 0 6284 786" draw:points="6284,0 0,0 0,786 6284,786">
          <text:p/>
        </draw:polygon>
        <draw:polygon draw:style-name="gr22" draw:text-style-name="P1" xml:id="id2" draw:id="id2" draw:layer="layout" svg:width="6.283cm" svg:height="0.785cm" svg:x="13.618cm" svg:y="17.259cm" svg:viewBox="0 0 6284 786" draw:points="6284,0 0,0 0,786 6284,786">
          <text:p/>
        </draw:polygon>
        <draw:frame draw:style-name="gr23" draw:text-style-name="P2" draw:layer="layout" svg:width="2.06cm" svg:height="0.446cm" svg:x="15.735cm" svg:y="17.398cm">
          <draw:text-box>
            <text:p text:style-name="P2">Access Deny</text:p>
          </draw:text-box>
        </draw:frame>
        <draw:connector draw:style-name="gr24" draw:text-style-name="P1" draw:layer="layout" svg:x1="9.692cm" svg:y1="17.652cm" svg:x2="13.618cm" svg:y2="17.652cm" draw:start-shape="id1" draw:start-glue-point="1" draw:end-shape="id2" draw:end-glue-point="3" svg:d="M9692 17652h3926">
          <text:p/>
        </draw:connector>
        <draw:connector draw:style-name="gr24" draw:text-style-name="P1" draw:layer="layout" svg:x1="9.169cm" svg:y1="15.318cm" svg:x2="16.76cm" svg:y2="17.259cm" draw:start-shape="id3" draw:start-glue-point="1" draw:end-shape="id2" draw:end-glue-point="0" svg:d="M9169 15318h7591v1941">
          <text:p/>
        </draw:connector>
        <draw:connector draw:style-name="gr24" draw:text-style-name="P1" draw:layer="layout" svg:x1="9.823cm" svg:y1="19.986cm" svg:x2="16.76cm" svg:y2="18.045cm" draw:start-shape="id4" draw:start-glue-point="1" draw:end-shape="id2" draw:end-glue-point="2" svg:d="M9823 19986h6937v-1941">
          <text:p/>
        </draw:connector>
        <draw:frame draw:style-name="gr15" draw:text-style-name="P3" draw:layer="layout" svg:width="1.086cm" svg:height="0.344cm" svg:x="12.312cm" svg:y="14.893cm">
          <draw:text-box>
            <text:p text:style-name="P3">N</text:p>
          </draw:text-box>
        </draw:frame>
        <draw:frame draw:style-name="gr15" draw:text-style-name="P3" draw:layer="layout" svg:width="1.086cm" svg:height="0.344cm" svg:x="11.112cm" svg:y="17.193cm">
          <draw:text-box>
            <text:p text:style-name="P3">N</text:p>
          </draw:text-box>
        </draw:frame>
        <draw:frame draw:style-name="gr15" draw:text-style-name="P3" draw:layer="layout" svg:width="1.086cm" svg:height="0.344cm" svg:x="12.312cm" svg:y="19.593cm">
          <draw:text-box>
            <text:p text:style-name="P3">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0" draw:display-name="Dash 10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没有填充和线条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7-07-21T17:18:50.55</dc:date>
    <dc:creator>harry feng</dc:creator>
    <meta:document-statistic meta:object-count="54"/>
    <meta:generator>OpenOffice/4.1.3$Win32 OpenOffice.org_project/413m1$Build-9783</meta:generator>
  </office:meta>
</office:document-meta>
</file>